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dash" draw:stroke-dash="Fine_20_Dashed" svg:stroke-color="#000000" draw:fill="none" draw:fill-color="#ffffff" draw:textarea-vertical-align="middle" draw:auto-grow-height="true" draw:auto-grow-width="false" fo:max-height="0cm" fo:min-height="0.812cm"/>
    </style:style>
    <style:style style:name="gr3" style:family="graphic" style:parent-style-name="standard">
      <style:graphic-properties svg:stroke-width="0.053cm" svg:stroke-color="#ed1c24" draw:marker-start-width="0.279cm" draw:marker-end-width="0.279cm" draw:textarea-horizontal-align="justify" draw:textarea-vertical-align="middle" draw:auto-grow-height="false" fo:min-height="0.842cm" fo:min-width="0.972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ed1c24" draw:marker-start-width="0.279cm" draw:marker-end-width="0.279cm" draw:fill-color="#f58220" draw:textarea-horizontal-align="justify" draw:textarea-vertical-align="middle" draw:auto-grow-height="false" fo:min-height="0.968cm" fo:min-width="2.496cm" fo:padding-top="0.151cm" fo:padding-bottom="0.151cm" fo:padding-left="0.276cm" fo:padding-right="0.276cm"/>
    </style:style>
    <style:style style:name="gr5" style:family="graphic" style:parent-style-name="standard">
      <style:graphic-properties draw:fill-color="#f58220" draw:textarea-horizontal-align="justify" draw:textarea-vertical-align="middle" draw:auto-grow-height="false" fo:min-height="1.274cm" fo:min-width="3.056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7" style:family="graphic" style:parent-style-name="standard">
      <style:graphic-properties draw:fill-color="#f58220" draw:textarea-horizontal-align="justify" draw:textarea-vertical-align="middle" draw:auto-grow-height="false" fo:min-height="1.274cm" fo:min-width="2.07cm"/>
    </style:style>
    <style:style style:name="gr8" style:family="graphic" style:parent-style-name="standard">
      <style:graphic-properties svg:stroke-width="0.053cm" svg:stroke-color="#ed1c24" draw:marker-start-width="0.279cm" draw:marker-end-width="0.279cm" draw:textarea-horizontal-align="justify" draw:textarea-vertical-align="middle" draw:auto-grow-height="false" fo:min-height="0.894cm" fo:min-width="0.804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ed1c24" draw:marker-start-width="0.279cm" draw:marker-end-width="0.279cm" draw:textarea-horizontal-align="justify" draw:textarea-vertical-align="middle" draw:auto-grow-height="false" fo:min-height="0.766cm" fo:min-width="0.77cm" fo:padding-top="0.151cm" fo:padding-bottom="0.151cm" fo:padding-left="0.276cm" fo:padding-right="0.276cm"/>
    </style:style>
    <style:style style:name="gr10" style:family="graphic" style:parent-style-name="standard">
      <style:graphic-properties draw:textarea-horizontal-align="justify" draw:textarea-vertical-align="middle" draw:auto-grow-height="false" fo:min-height="0.894cm" fo:min-width="0.77cm"/>
    </style:style>
    <style:style style:name="gr11" style:family="graphic" style:parent-style-name="standard">
      <style:graphic-properties svg:stroke-width="0.053cm" svg:stroke-color="#ed1c24" draw:marker-start-width="0.279cm" draw:marker-end-width="0.279cm" draw:fill-color="#f58220" draw:textarea-horizontal-align="justify" draw:textarea-vertical-align="middle" draw:auto-grow-height="false" fo:min-height="1.274cm" fo:min-width="3.056cm" fo:padding-top="0.151cm" fo:padding-bottom="0.151cm" fo:padding-left="0.276cm" fo:padding-right="0.276cm"/>
    </style:style>
    <style:style style:name="gr12" style:family="graphic" style:parent-style-name="standard">
      <style:graphic-properties draw:fill-color="#f58220" draw:textarea-horizontal-align="justify" draw:textarea-vertical-align="middle" draw:auto-grow-height="false" fo:min-height="1.274cm" fo:min-width="4.072cm"/>
    </style:style>
    <style:style style:name="gr13" style:family="graphic" style:parent-style-name="standard">
      <style:graphic-properties svg:stroke-width="0.053cm" svg:stroke-color="#ed1c24" draw:marker-start-width="0.2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6" style:family="graphic" style:parent-style-name="objectwithoutfill">
      <style:graphic-properties svg:stroke-color="#21409a" draw:marker-start="Square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0.319cm"/>
    </style:style>
    <style:style style:name="gr18" style:family="graphic" style:parent-style-name="standard">
      <style:graphic-properties svg:stroke-width="0.053cm" svg:stroke-color="#ed1c24" draw:marker-start-width="0.279cm" draw:marker-end-width="0.279cm" draw:fill-color="#f58220" draw:textarea-horizontal-align="justify" draw:textarea-vertical-align="middle" draw:auto-grow-height="false" fo:min-height="1.02cm" fo:min-width="3.34cm" fo:padding-top="0.151cm" fo:padding-bottom="0.151cm" fo:padding-left="0.276cm" fo:padding-right="0.276cm"/>
    </style:style>
    <style:style style:name="gr19" style:family="graphic" style:parent-style-name="objectwithoutfill">
      <style:graphic-properties svg:stroke-color="#21409a" draw:marker-end="Arrow" draw:marker-end-width="0.3cm" draw:fill="none" draw:textarea-vertical-align="middle"/>
    </style:style>
    <style:style style:name="gr20" style:family="graphic" style:parent-style-name="standard">
      <style:graphic-properties draw:stroke="solid" svg:stroke-color="#666666" draw:fill="none" draw:fill-color="#ffffff" draw:auto-grow-height="true" draw:auto-grow-width="false" fo:max-height="0cm" fo:min-height="1.909cm"/>
    </style:style>
    <style:style style:name="gr21" style:family="graphic" style:parent-style-name="standard">
      <style:graphic-properties svg:stroke-color="#666666" draw:fill="none" draw:textarea-horizontal-align="justify" draw:textarea-vertical-align="middle" draw:auto-grow-height="false" fo:min-height="0.3cm" fo:min-width="0.05cm"/>
    </style:style>
    <style:style style:name="gr22" style:family="graphic" style:parent-style-name="standard">
      <style:graphic-properties svg:stroke-color="#666666" draw:textarea-vertical-align="middle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58220"/>
      <style:paragraph-properties fo:text-align="center"/>
      <style:text-properties fo:font-size="8pt" style:font-size-asian="8pt" style:font-size-complex="8pt"/>
    </style:style>
    <style:style style:name="P7" style:family="paragraph">
      <style:text-properties fo:font-size="8pt" style:font-size-asian="10pt" style:font-size-complex="10pt"/>
    </style:style>
    <style:style style:name="P8" style:family="paragraph">
      <loext:graphic-properties draw:fill="none" draw:fill-color="#ffffff"/>
      <style:text-properties fo:font-size="8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justify"/>
      <style:text-properties fo:color="#666666" fo:font-size="8pt"/>
    </style:style>
    <style:style style:name="P11" style:family="paragraph">
      <loext:graphic-properties draw:fill="none" draw:fill-color="#ffffff"/>
      <style:paragraph-properties fo:text-align="justify"/>
      <style:text-properties fo:color="#666666" fo:font-size="8pt"/>
    </style:style>
    <style:style style:name="P12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size-asian="10pt" style:font-size-complex="10pt"/>
    </style:style>
    <style:style style:name="T5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6.764cm" svg:height="0.645cm" svg:x="11.236cm" svg:y="14.986cm">
          <draw:text-box>
            <text:p><text:span text:style-name="T1">90% inspired by: </text:span><text:span text:style-name="T1"><text:a xlink:href="https://simpleisbetterthancomplex.com/media/2018/01/django-multiple-user-types.png" xlink:type="simple">https://simpleisbetterthancomplex.com/media/2018/01/django-multiple-user-types.png</text:a></text:span></text:p>
          </draw:text-box>
        </draw:frame>
        <draw:frame draw:style-name="gr2" draw:text-style-name="P3" draw:layer="layout" svg:width="27.432cm" svg:height="1.062cm" svg:x="0.254cm" svg:y="0.208cm">
          <draw:text-box>
            <text:p text:style-name="P2"><text:span text:style-name="T2">Which strategy for the management of users?</text:span></text:p>
          </draw:text-box>
        </draw:frame>
        <draw:g>
          <draw:custom-shape draw:style-name="gr3" draw:text-style-name="P5" xml:id="id2" draw:id="id2" draw:layer="layout" svg:width="3.048cm" svg:height="2.286cm" svg:x="5.218cm" svg:y="8.12cm">
            <text:p text:style-name="P4"><text:span text:style-name="T3">Just one</text:span></text:p>
            <text:p text:style-name="P4"><text:span text:style-name="T3">user + </text:span><text:span text:style-name="T3">admin </text:span><text:span text:style-name="T3">(staff</text:span></text:p>
            <text:p text:style-name="P4"><text:span text:style-name="T3">+ </text:span><text:span text:style-name="T3">superus</text:span><text:span text:style-name="T3">er)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" draw:text-style-name="P6" xml:id="id1" draw:id="id1" draw:layer="layout" svg:width="3.048cm" svg:height="1.27cm" svg:x="1.808cm" svg:y="8.628cm">
            <text:p text:style-name="P5"><text:span text:style-name="T3">Create a CustomUser</text:span></text:p>
            <text:p text:style-name="P5"><text:span text:style-name="T3">inheriting from </text:span></text:p>
            <text:p text:style-name="P5"><text:span text:style-name="T3">AbstractUs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xml:id="id4" draw:id="id4" draw:layer="layout" svg:width="3.556cm" svg:height="1.524cm" svg:x="13.106cm" svg:y="12.262cm">
            <text:p text:style-name="P5"><text:span text:style-name="T3">Use </text:span><text:span text:style-name="T3">CustomUse</text:span><text:span text:style-name="T3">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xml:id="id9" draw:id="id9" draw:layer="layout" svg:width="2.54cm" svg:height="2.54cm" svg:x="17.753cm" svg:y="6.088cm">
            <text:p text:style-name="P4"><text:span text:style-name="T3">Extra attribute</text:span></text:p>
            <text:p text:style-name="P4"><text:span text:style-name="T3">common to</text:span></text:p>
            <text:p text:style-name="P4"><text:span text:style-name="T3">all user types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0" draw:id="id10" draw:layer="layout" svg:width="2.57cm" svg:height="1.524cm" svg:x="17.738cm" svg:y="3.602cm">
            <text:p text:style-name="P5"><text:span text:style-name="T3">Add </text:span><text:span text:style-name="T3">extra </text:span><text:span text:style-name="T3">fields </text:span><text:span text:style-name="T3">to</text:span></text:p>
            <text:p text:style-name="P5"><text:span text:style-name="T3">the </text:span><text:span text:style-name="T3">Custo</text:span><text:span text:style-name="T3">mUse</text:span><text:span text:style-name="T3">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xml:id="id11" draw:id="id11" draw:layer="layout" svg:width="2.608cm" svg:height="2.286cm" svg:x="22.274cm" svg:y="6.215cm">
            <text:p text:style-name="P4"><text:span text:style-name="T3">Extra attribute</text:span></text:p>
            <text:p text:style-name="P4"><text:span text:style-name="T3">specific to</text:span></text:p>
            <text:p text:style-name="P4"><text:span text:style-name="T3">a user typ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5" xml:id="id3" draw:id="id3" draw:layer="layout" svg:width="2.54cm" svg:height="2.032cm" svg:x="7.32cm" svg:y="4.056cm">
            <text:p text:style-name="P4"><text:span text:style-name="T3">1 &lt; .. </text:span><text:span text:style-name="T3">&lt; 3</text:span></text:p>
            <text:p text:style-name="P4"><text:span text:style-name="T3"><text:s/></text:span><text:span text:style-name="T3">user </text:span><text:span text:style-name="T3">types</text:span><text:span text:style-name="T3">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5" xml:id="id6" draw:id="id6" draw:layer="layout" svg:width="2.54cm" svg:height="2.286cm" svg:x="9.138cm" svg:y="7.128cm">
            <text:p text:style-name="P4"><text:span text:style-name="T3">Can a user </text:span><text:span text:style-name="T3">be </text:span></text:p>
            <text:p text:style-name="P4"><text:span text:style-name="T3">multiple </text:span><text:span text:style-name="T3">types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6" xml:id="id5" draw:id="id5" draw:layer="layout" svg:width="3.556cm" svg:height="1.524cm" svg:x="12.06cm" svg:y="2.062cm">
            <text:p text:style-name="P5"><text:span text:style-name="T3">Add a </text:span><text:span text:style-name="T3">boole</text:span><text:span text:style-name="T3">an </text:span><text:span text:style-name="T3">fields</text:span></text:p>
            <text:p text:style-name="P5"><text:span text:style-name="T3">per </text:span><text:span text:style-name="T3">type </text:span><text:span text:style-name="T3">in </text:span><text:span text:style-name="T3">Custo</text:span><text:span text:style-name="T3">mUse</text:span><text:span text:style-name="T3">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xml:id="id7" draw:id="id7" draw:layer="layout" svg:width="3.556cm" svg:height="1.524cm" svg:x="11.592cm" svg:y="5.156cm">
            <text:p text:style-name="P5"><text:span text:style-name="T3">Add a choice field in</text:span></text:p>
            <text:p text:style-name="P5"><text:span text:style-name="T3">CustomUser and store</text:span></text:p>
            <text:p text:style-name="P5"><text:span text:style-name="T3">user types in tuples 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xml:id="id8" draw:id="id8" draw:layer="layout" svg:width="4.572cm" svg:height="1.524cm" svg:x="11.608cm" svg:y="9.952cm">
            <text:p text:style-name="P5"><text:span text:style-name="T3">Creat</text:span><text:span text:style-name="T3">e an </text:span><text:span text:style-name="T3">extra </text:span><text:span text:style-name="T3">table </text:span><text:span text:style-name="T3">to </text:span><text:span text:style-name="T3">store</text:span></text:p>
            <text:p text:style-name="P5"><text:span text:style-name="T3">the </text:span><text:span text:style-name="T3">user </text:span><text:span text:style-name="T3">types </text:span><text:span text:style-name="T3">and </text:span><text:span text:style-name="T3">creat</text:span><text:span text:style-name="T3">e a</text:span></text:p>
            <text:p text:style-name="P5"><text:span text:style-name="T3">many</text:span><text:span text:style-name="T3">toma</text:span><text:span text:style-name="T3">ny </text:span><text:span text:style-name="T3">field </text:span><text:span text:style-name="T3">in </text:span><text:span text:style-name="T3">Custo</text:span><text:span text:style-name="T3">mUse</text:span><text:span text:style-name="T3">r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4" draw:layer="layout" svg:x1="4.856cm" svg:y1="9.263cm" svg:x2="5.218cm" svg:y2="9.263cm" draw:start-shape="id1" draw:start-glue-point="1" draw:end-shape="id2" draw:end-glue-point="5" svg:d="M4856 9263h362" svg:viewBox="0 0 363 1">
            <text:p/>
          </draw:connector>
          <draw:connector draw:style-name="gr13" draw:text-style-name="P4" draw:layer="layout" svg:x1="6.742cm" svg:y1="8.12cm" svg:x2="7.32cm" svg:y2="5.072cm" draw:start-shape="id2" draw:start-glue-point="4" draw:end-shape="id3" draw:end-glue-point="5" svg:d="M6742 8120v-3048h578" svg:viewBox="0 0 579 3049">
            <text:p/>
          </draw:connector>
          <draw:connector draw:style-name="gr14" draw:text-style-name="P4" draw:layer="layout" svg:x1="6.742cm" svg:y1="10.406cm" svg:x2="13.106cm" svg:y2="13.024cm" draw:start-shape="id2" draw:start-glue-point="6" draw:end-shape="id4" draw:end-glue-point="3" svg:d="M6742 10406v2618h6364" svg:viewBox="0 0 6365 2619">
            <text:p/>
          </draw:connector>
          <draw:connector draw:style-name="gr13" draw:text-style-name="P4" draw:layer="layout" svg:x1="8.59cm" svg:y1="4.056cm" svg:x2="12.06cm" svg:y2="2.824cm" draw:start-shape="id3" draw:start-glue-point="4" draw:end-shape="id5" draw:end-glue-point="3" svg:d="M8590 4056v-1232h3470" svg:viewBox="0 0 3471 1233">
            <text:p/>
          </draw:connector>
          <draw:frame draw:style-name="gr15" draw:text-style-name="P8" draw:layer="layout" svg:width="1.27cm" svg:height="0.569cm" svg:x="5.726cm" svg:y="10.599cm">
            <draw:text-box>
              <text:p text:style-name="P7"><text:span text:style-name="T4">yes</text:span></text:p>
            </draw:text-box>
          </draw:frame>
          <draw:frame draw:style-name="gr15" draw:text-style-name="P8" draw:layer="layout" svg:width="1.27cm" svg:height="0.569cm" svg:x="5.726cm" svg:y="7.551cm">
            <draw:text-box>
              <text:p text:style-name="P7"><text:span text:style-name="T4">no</text:span></text:p>
            </draw:text-box>
          </draw:frame>
          <draw:frame draw:style-name="gr15" draw:text-style-name="P8" draw:layer="layout" svg:width="1.27cm" svg:height="0.569cm" svg:x="7.574cm" svg:y="6.342cm">
            <draw:text-box>
              <text:p text:style-name="P7"><text:span text:style-name="T4">yes</text:span></text:p>
            </draw:text-box>
          </draw:frame>
          <draw:frame draw:style-name="gr15" draw:text-style-name="P8" draw:layer="layout" svg:width="1.27cm" svg:height="0.569cm" svg:x="7.574cm" svg:y="3.487cm">
            <draw:text-box>
              <text:p text:style-name="P7"><text:span text:style-name="T4">no</text:span></text:p>
            </draw:text-box>
          </draw:frame>
          <draw:connector draw:style-name="gr16" draw:text-style-name="P9" draw:layer="layout" draw:type="line" svg:x1="0.81cm" svg:y1="9.25cm" svg:x2="1.808cm" svg:y2="9.263cm" draw:end-shape="id1" svg:d="M810 9250l998 13" svg:viewBox="0 0 999 14">
            <text:p/>
          </draw:connector>
          <draw:connector draw:style-name="gr14" draw:text-style-name="P4" draw:layer="layout" svg:x1="8.59cm" svg:y1="6.088cm" svg:x2="9.138cm" svg:y2="8.271cm" draw:start-shape="id3" draw:start-glue-point="6" draw:end-shape="id6" draw:end-glue-point="5" svg:d="M8590 6088v2183h548" svg:viewBox="0 0 549 2184">
            <text:p/>
          </draw:connector>
          <draw:connector draw:style-name="gr14" draw:text-style-name="P4" draw:layer="layout" svg:x1="10.408cm" svg:y1="7.128cm" svg:x2="11.592cm" svg:y2="5.918cm" draw:start-shape="id6" draw:start-glue-point="4" draw:end-shape="id7" draw:end-glue-point="3" svg:d="M10408 7128v-1210h1184" svg:viewBox="0 0 1185 1211">
            <text:p/>
          </draw:connector>
          <draw:connector draw:style-name="gr14" draw:text-style-name="P4" draw:layer="layout" svg:x1="10.408cm" svg:y1="9.414cm" svg:x2="11.608cm" svg:y2="10.714cm" draw:start-shape="id6" draw:start-glue-point="6" draw:end-shape="id8" svg:d="M10408 9414v1300h1200" svg:viewBox="0 0 1201 1301">
            <text:p/>
          </draw:connector>
          <draw:frame draw:style-name="gr15" draw:text-style-name="P8" draw:layer="layout" svg:width="1.27cm" svg:height="0.569cm" svg:x="9.46cm" svg:y="6.596cm">
            <draw:text-box>
              <text:p text:style-name="P7"><text:span text:style-name="T4">no</text:span></text:p>
            </draw:text-box>
          </draw:frame>
          <draw:frame draw:style-name="gr15" draw:text-style-name="P8" draw:layer="layout" svg:width="1.27cm" svg:height="0.569cm" svg:x="20.328cm" svg:y="6.762cm">
            <draw:text-box>
              <text:p text:style-name="P7"><text:span text:style-name="T4">no</text:span></text:p>
            </draw:text-box>
          </draw:frame>
          <draw:frame draw:style-name="gr15" draw:text-style-name="P8" draw:layer="layout" svg:width="1.27cm" svg:height="0.569cm" svg:x="24.884cm" svg:y="6.696cm">
            <draw:text-box>
              <text:p text:style-name="P7"><text:span text:style-name="T4">no</text:span></text:p>
            </draw:text-box>
          </draw:frame>
          <draw:frame draw:style-name="gr15" draw:text-style-name="P8" draw:layer="layout" svg:width="1.27cm" svg:height="0.569cm" svg:x="9.46cm" svg:y="9.583cm">
            <draw:text-box>
              <text:p text:style-name="P7"><text:span text:style-name="T4">yes</text:span></text:p>
            </draw:text-box>
          </draw:frame>
          <draw:frame draw:style-name="gr15" draw:text-style-name="P8" draw:layer="layout" svg:width="1.27cm" svg:height="0.569cm" svg:x="18.026cm" svg:y="5.519cm">
            <draw:text-box>
              <text:p text:style-name="P7"><text:span text:style-name="T4">yes</text:span></text:p>
            </draw:text-box>
          </draw:frame>
          <draw:frame draw:style-name="gr17" draw:text-style-name="P8" draw:layer="layout" svg:width="1.27cm" svg:height="0.569cm" svg:x="22.526cm" svg:y="8.534cm">
            <draw:text-box>
              <text:p text:style-name="P7"><text:span text:style-name="T4">yes</text:span></text:p>
            </draw:text-box>
          </draw:frame>
          <draw:custom-shape draw:style-name="gr18" draw:text-style-name="P6" xml:id="id12" draw:id="id12" draw:layer="layout" svg:width="3.84cm" svg:height="1.27cm" svg:x="21.66cm" svg:y="10.152cm">
            <text:p text:style-name="P5"><text:span text:style-name="T3">Create a profile model with</text:span></text:p>
            <text:p text:style-name="P5"><text:span text:style-name="T3">a onetoone relationship</text:span></text:p>
            <text:p text:style-name="P5"><text:span text:style-name="T3">with CustomUser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4" draw:layer="layout" svg:x1="15.616cm" svg:y1="2.824cm" svg:x2="17.753cm" svg:y2="7.358cm" draw:start-shape="id5" draw:start-glue-point="1" draw:end-shape="id9" draw:end-glue-point="5" svg:d="M15616 2824h1082v4534h1055" svg:viewBox="0 0 2138 4535">
            <text:p/>
          </draw:connector>
          <draw:connector draw:style-name="gr14" draw:text-style-name="P4" draw:layer="layout" svg:x1="15.148cm" svg:y1="5.918cm" svg:x2="17.753cm" svg:y2="7.358cm" draw:start-shape="id7" draw:start-glue-point="1" draw:end-shape="id9" draw:end-glue-point="5" svg:d="M15148 5918h1303v1440h1302" svg:viewBox="0 0 2606 1441">
            <text:p/>
          </draw:connector>
          <draw:connector draw:style-name="gr14" draw:text-style-name="P4" draw:layer="layout" svg:x1="16.18cm" svg:y1="10.714cm" svg:x2="17.753cm" svg:y2="7.358cm" draw:start-shape="id8" draw:start-glue-point="1" draw:end-shape="id9" draw:end-glue-point="5" svg:d="M16180 10714h787v-3356h786" svg:viewBox="0 0 1574 3357">
            <text:p/>
          </draw:connector>
          <draw:connector draw:style-name="gr14" draw:text-style-name="P4" draw:layer="layout" svg:x1="16.662cm" svg:y1="13.024cm" svg:x2="17.753cm" svg:y2="7.358cm" draw:start-shape="id4" draw:start-glue-point="1" draw:end-shape="id9" draw:end-glue-point="5" svg:d="M16662 13024h546v-5666h545" svg:viewBox="0 0 1092 5667">
            <text:p/>
          </draw:connector>
          <draw:connector draw:style-name="gr14" draw:text-style-name="P4" draw:layer="layout" svg:x1="19.023cm" svg:y1="6.088cm" svg:x2="19.023cm" svg:y2="5.126cm" draw:start-shape="id9" draw:start-glue-point="4" draw:end-shape="id10" draw:end-glue-point="2" svg:d="M19023 6088v-962" svg:viewBox="0 0 1 963">
            <text:p/>
          </draw:connector>
          <draw:connector draw:style-name="gr14" draw:text-style-name="P4" draw:layer="layout" svg:x1="20.308cm" svg:y1="4.364cm" svg:x2="22.274cm" svg:y2="7.358cm" draw:start-shape="id10" draw:start-glue-point="1" draw:end-shape="id11" draw:end-glue-point="5" svg:d="M20308 4364h970v2994h996" svg:viewBox="0 0 1967 2995">
            <text:p/>
          </draw:connector>
          <draw:connector draw:style-name="gr13" draw:text-style-name="P4" draw:layer="layout" svg:x1="20.293cm" svg:y1="7.358cm" svg:x2="22.274cm" svg:y2="7.358cm" draw:start-shape="id9" draw:start-glue-point="7" draw:end-shape="id11" draw:end-glue-point="5" svg:d="M20293 7358h1981" svg:viewBox="0 0 1982 1">
            <text:p/>
          </draw:connector>
          <draw:connector draw:style-name="gr13" draw:text-style-name="P4" draw:layer="layout" svg:x1="23.578cm" svg:y1="8.501cm" svg:x2="23.58cm" svg:y2="10.152cm" draw:start-shape="id11" draw:start-glue-point="6" draw:end-shape="id12" draw:end-glue-point="0" svg:d="M23578 8501v826h2v825" svg:viewBox="0 0 3 1652">
            <text:p/>
          </draw:connector>
          <draw:connector draw:style-name="gr19" draw:text-style-name="P9" xml:id="id13" draw:id="id13" draw:layer="layout" svg:x1="24.882cm" svg:y1="7.358cm" svg:x2="27.074cm" svg:y2="7.341cm" draw:start-shape="id11" draw:start-glue-point="7" svg:d="M24882 7358h1360v-17h832" svg:viewBox="0 0 2193 18">
            <text:p/>
          </draw:connector>
          <draw:connector draw:style-name="gr13" draw:text-style-name="P4" draw:layer="layout" svg:x1="25.5cm" svg:y1="10.787cm" svg:x2="26.242cm" svg:y2="7.349cm" draw:start-shape="id12" draw:start-glue-point="1" draw:end-shape="id13" draw:end-glue-point="0" svg:d="M25500 10787h742v-3438" svg:viewBox="0 0 743 3439">
            <text:p/>
          </draw:connector>
        </draw:g>
        <draw:g>
          <draw:frame draw:style-name="gr20" draw:text-style-name="P11" xml:id="id15" draw:id="id15" draw:layer="layout" svg:width="4.572cm" svg:height="2.159cm" svg:x="0.254cm" svg:y="2.408cm">
            <draw:text-box>
              <text:p text:style-name="P10"><text:span text:style-name="T5">Actually, bourseauxcampagnons uses only one type of users (Profiles) but we chose this option in case we need to add another type of user</text:span></text:p>
            </draw:text-box>
          </draw:frame>
          <draw:custom-shape draw:style-name="gr21" draw:text-style-name="P9" xml:id="id14" draw:id="id14" draw:layer="layout" svg:width="0.778cm" svg:height="0.778cm" svg:x="5.702cm" svg:y="7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4" draw:layer="layout" svg:x1="6.091cm" svg:y1="7.451cm" svg:x2="4.826cm" svg:y2="3.487cm" draw:start-shape="id14" draw:start-glue-point="4" draw:end-shape="id15" draw:end-glue-point="1" svg:d="M6091 7451v-3964h-1265" svg:viewBox="0 0 1266 3965">
            <text:p/>
          </draw:connector>
        </draw:g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2:54:34.516025084</meta:creation-date>
    <dc:date>2018-11-30T14:58:51.785084367</dc:date>
    <meta:editing-duration>P1DT14H59M12S</meta:editing-duration>
    <meta:editing-cycles>6</meta:editing-cycles>
    <meta:generator>LibreOffice/6.0.6.2$Linux_X86_64 LibreOffice_project/00m0$Build-2</meta:generator>
    <meta:document-statistic meta:object-count="70"/>
  </office:meta>
</office:document-meta>
</file>